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02cm" svg:stroke-color="#ff0000" draw:marker-start-width="0.353cm" draw:marker-end-width="0.353cm" draw:fill="solid" draw:fill-color="#0000ff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008000" draw:marker-start-width="0.428cm" draw:marker-end="Arrow" draw:marker-end-width="0.528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ff00ff" draw:textarea-vertical-align="middle"/>
    </style:style>
    <style:style style:name="gr7" style:family="graphic" style:parent-style-name="objectwithoutfill">
      <style:graphic-properties svg:stroke-width="0.102cm" svg:stroke-color="#000000" draw:marker-start-width="0.353cm" draw:marker-end="Arrow" draw:marker-end-width="0.453cm" draw:fill="none" draw:textarea-horizontal-align="center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52cm" svg:stroke-color="#00ffff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8000" style:text-position="sub 58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143cm" svg:height="4.064cm" svg:x="9.101cm" svg:y="8.366cm">
          <text:p/>
        </draw:rect>
        <draw:rect draw:style-name="gr2" draw:layer="layout" svg:width="1.27cm" svg:height="1.27cm" svg:x="12.838cm" svg:y="6.588cm">
          <text:p/>
        </draw:rect>
        <draw:rect draw:style-name="gr2" draw:layer="layout" svg:width="1.27cm" svg:height="1.27cm" svg:x="5.445cm" svg:y="13.192cm">
          <text:p/>
        </draw:rect>
        <draw:frame draw:style-name="gr3" draw:text-style-name="P1" draw:layer="layout" svg:width="5.26cm" svg:height="3.328cm" svg:x="13.7cm" svg:y="9.509cm">
          <draw:text-box>
            <text:p text:style-name="P1">LYSO-tungsten</text:p>
            <text:p text:style-name="P1">Shashlik Cell</text:p>
            <text:p text:style-name="P1">1.4x1.4 cm<text:span text:style-name="T1">2</text:span> area</text:p>
            <text:p text:style-name="P1">24.5 X<text:span text:style-name="T2">0 </text:span><text:span text:style-name="T3">length</text:span></text:p>
          </draw:text-box>
        </draw:frame>
        <draw:frame draw:style-name="gr3" draw:text-style-name="P1" draw:layer="layout" svg:width="5.654cm" svg:height="1.673cm" svg:x="1.188cm" svg:y="17.264cm">
          <draw:text-box>
            <text:p text:style-name="P1">Scintillation Signal</text:p>
            <text:p text:style-name="P1">Photodetector</text:p>
          </draw:text-box>
        </draw:frame>
        <draw:frame draw:style-name="gr3" draw:text-style-name="P2" draw:layer="layout" svg:width="4.029cm" svg:height="1.271cm" svg:x="13.348cm" svg:y="15.024cm">
          <draw:text-box>
            <text:p><text:span text:style-name="T4">Measure t</text:span><text:span text:style-name="T5">0</text:span></text:p>
          </draw:text-box>
        </draw:frame>
        <draw:frame draw:style-name="gr3" draw:text-style-name="P2" draw:layer="layout" svg:width="4.029cm" svg:height="1.271cm" svg:x="1.762cm" svg:y="16.197cm">
          <draw:text-box>
            <text:p><text:span text:style-name="T4">Measure t</text:span><text:span text:style-name="T5">1</text:span></text:p>
          </draw:text-box>
        </draw:frame>
        <draw:line draw:style-name="gr4" draw:layer="layout" svg:x1="13.319cm" svg:y1="15.478cm" svg:x2="10.525cm" svg:y2="14.589cm">
          <text:p/>
        </draw:line>
        <draw:line draw:style-name="gr4" draw:layer="layout" svg:x1="3.921cm" svg:y1="16.24cm" svg:x2="5.191cm" svg:y2="13.954cm">
          <text:p/>
        </draw:line>
        <draw:frame draw:style-name="gr3" draw:text-style-name="P3" draw:layer="layout" svg:width="3.385cm" svg:height="1.432cm" svg:x="8.056cm" svg:y="1.089cm">
          <draw:text-box>
            <text:p><text:span text:style-name="T6">Beam</text:span></text:p>
          </draw:text-box>
        </draw:frame>
        <draw:rect draw:style-name="gr5" draw:text-style-name="P1" draw:layer="layout" svg:width="5.588cm" svg:height="0.635cm" svg:x="6.869cm" svg:y="6.369cm">
          <text:p/>
        </draw:rect>
        <draw:rect draw:style-name="gr6" draw:text-style-name="P1" draw:layer="layout" svg:width="0.381cm" svg:height="0.381cm" svg:x="9.509cm" svg:y="6.496cm">
          <text:p/>
        </draw:rect>
        <draw:frame draw:style-name="gr3" draw:text-style-name="P1" draw:layer="layout" svg:width="3.431cm" svg:height="2.408cm" svg:x="1.687cm" svg:y="3.961cm">
          <draw:text-box>
            <text:p text:style-name="P1">2x2 mm<text:span text:style-name="T1">2</text:span></text:p>
            <text:p text:style-name="P1">Scintillator</text:p>
            <text:p text:style-name="P1">Trigger</text:p>
          </draw:text-box>
        </draw:frame>
        <draw:line draw:style-name="gr7" draw:layer="layout" svg:x1="5.118cm" svg:y1="5.38cm" svg:x2="9.309cm" svg:y2="6.65cm">
          <text:p/>
        </draw:line>
        <draw:line draw:style-name="gr7" draw:layer="layout" svg:x1="13.954cm" svg:y1="10.779cm" svg:x2="11.033cm" svg:y2="10.525cm">
          <text:p/>
        </draw:line>
        <draw:custom-shape draw:style-name="gr8" draw:text-style-name="P1" draw:layer="layout" svg:width="1.043cm" svg:height="2.794cm" svg:x="9.228cm" svg:y="2.84cm">
          <text:p/>
          <draw:enhanced-geometry svg:viewBox="0 0 21600 21600" draw:text-areas="?f0 0 ?f2 ?f5" draw:type="down-arrow" draw:modifiers="13701.8962432916 5213.793103448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9" draw:layer="layout" svg:width="2.555cm" svg:height="2.271cm" draw:transform="rotate (1.10706234453979) translate (9.6359999955589cm 8.527999997779cm)" svg:viewBox="0 0 2556 2272" svg:d="m0 0c1420 0 2556 2272 2556 2272">
          <text:p/>
        </draw:path>
        <draw:line draw:style-name="gr9" draw:layer="layout" svg:x1="9.636cm" svg:y1="12.43cm" svg:x2="9.636cm" svg:y2="8.528cm">
          <text:p/>
        </draw:line>
        <draw:path draw:style-name="gr9" draw:layer="layout" svg:width="2.596cm" svg:height="1.906cm" draw:transform="rotate (-2.03453030905059) translate (9.636000005291cm 12.3650000026461cm)" svg:viewBox="0 0 2597 1907" svg:d="m0 0c1420 0 2597 1907 2597 1907">
          <text:p/>
        </draw:path>
        <draw:rect draw:style-name="gr2" draw:layer="layout" svg:width="1.27cm" svg:height="1.27cm" svg:x="9.028cm" svg:y="13.954cm">
          <text:p/>
        </draw:rect>
        <draw:frame draw:style-name="gr3" draw:text-style-name="P1" draw:layer="layout" svg:width="4.456cm" svg:height="1.673cm" svg:x="13.181cm" svg:y="13.4cm">
          <draw:text-box>
            <text:p text:style-name="P1">Reference</text:p>
            <text:p text:style-name="P1">Photodetector</text:p>
          </draw:text-box>
        </draw:frame>
        <draw:frame draw:style-name="gr3" draw:text-style-name="P1" draw:layer="layout" svg:width="5.654cm" svg:height="1.673cm" svg:x="13.708cm" svg:y="2.429cm">
          <draw:text-box>
            <text:p text:style-name="P1">Scintillation Signal</text:p>
            <text:p text:style-name="P1">Photodetector</text:p>
          </draw:text-box>
        </draw:frame>
        <draw:frame draw:style-name="gr3" draw:text-style-name="P2" draw:layer="layout" svg:width="4.029cm" svg:height="1.271cm" svg:x="14.464cm" svg:y="3.921cm">
          <draw:text-box>
            <text:p><text:span text:style-name="T4">Measure t</text:span><text:span text:style-name="T5">1</text:span></text:p>
          </draw:text-box>
        </draw:frame>
        <draw:line draw:style-name="gr4" draw:layer="layout" svg:x1="16.367cm" svg:y1="4.937cm" svg:x2="14.462cm" svg:y2="7.096cm">
          <text:p/>
        </draw:line>
        <draw:frame draw:style-name="gr3" draw:text-style-name="P1" draw:layer="layout" svg:width="2.902cm" svg:height="1.673cm" svg:x="2.216cm" svg:y="9.328cm">
          <draw:text-box>
            <text:p text:style-name="P1">4x WLS </text:p>
            <text:p text:style-name="P1">Fibers</text:p>
          </draw:text-box>
        </draw:frame>
        <draw:line draw:style-name="gr7" draw:layer="layout" svg:x1="4.937cm" svg:y1="10.398cm" svg:x2="8.62cm" svg:y2="12.811cm">
          <text:p/>
        </draw:line>
        <draw:line draw:style-name="gr7" draw:layer="layout" svg:x1="4.887cm" svg:y1="10.348cm" svg:x2="9.89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31T10:44:29</meta:creation-date>
    <dc:date>2014-09-23T23:04:59</dc:date>
    <meta:editing-duration>PT16M37S</meta:editing-duration>
    <meta:editing-cycles>6</meta:editing-cycles>
    <meta:generator>OpenOffice.org/3.4.1$Unix OpenOffice.org_project/341m1$Build-9593</meta:generator>
    <meta:document-statistic meta:object-count="27"/>
  </office:meta>
</office:document-meta>
</file>